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ce" style:family="table">
      <style:table-properties style:width="6.925in" table:align="margins"/>
    </style:style>
    <style:style style:name="Attendance.A" style:family="table-column">
      <style:table-column-properties style:column-width="2.3083in" style:rel-column-width="21845*"/>
    </style:style>
    <style:style style:name="Attendance.B" style:family="table-column">
      <style:table-column-properties style:column-width="2.3083in" style:rel-column-width="21844*"/>
    </style:style>
    <style:style style:name="Attendance.C" style:family="table-column">
      <style:table-column-properties style:column-width="2.3083in" style:rel-column-width="21846*"/>
    </style:style>
    <style:style style:name="Attendance.A1" style:family="table-cell">
      <style:table-cell-properties fo:padding="0.0382in" fo:border-left="0.05pt solid #000000" fo:border-right="none" fo:border-top="0.05pt solid #000000" fo:border-bottom="0.05pt solid #000000"/>
    </style:style>
    <style:style style:name="Attendance.C1" style:family="table-cell">
      <style:table-cell-properties fo:padding="0.0382in" fo:border="0.05pt solid #000000"/>
    </style:style>
    <style:style style:name="Attendance.A2" style:family="table-cell">
      <style:table-cell-properties fo:padding="0.0382in" fo:border-left="0.05pt solid #000000" fo:border-right="none" fo:border-top="none" fo:border-bottom="0.05pt solid #000000"/>
    </style:style>
    <style:style style:name="Attendanc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2f2c" officeooo:paragraph-rsid="000b2f2c"/>
    </style:style>
    <style:style style:name="P2" style:family="paragraph" style:parent-style-name="Table_20_Heading">
      <style:text-properties officeooo:rsid="000c3fb6" officeooo:paragraph-rsid="000c3fb6"/>
    </style:style>
    <style:style style:name="P3" style:family="paragraph" style:parent-style-name="Table_20_Contents">
      <style:text-properties officeooo:rsid="000b2f2c" officeooo:paragraph-rsid="000b2f2c"/>
    </style:style>
    <style:style style:name="P4" style:family="paragraph" style:parent-style-name="Table_20_Contents">
      <style:text-properties officeooo:rsid="000bf60e" officeooo:paragraph-rsid="000bf60e"/>
    </style:style>
    <style:style style:name="P5" style:family="paragraph" style:parent-style-name="Table_20_Contents">
      <style:text-properties officeooo:rsid="000c3fb6" officeooo:paragraph-rsid="000c3fb6"/>
    </style:style>
    <style:style style:name="T1" style:family="text">
      <style:text-properties officeooo:rsid="000dfba1"/>
    </style:style>
    <style:style style:name="T2" style:family="text">
      <style:text-properties officeooo:rsid="001074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Attendance" table:style-name="Attendance">
        <table:table-column table:style-name="Attendance.A"/>
        <table:table-column table:style-name="Attendance.B"/>
        <table:table-column table:style-name="Attendance.C"/>
        <table:table-header-rows>
          <table:table-row>
            <table:table-cell table:style-name="Attendance.A1" office:value-type="string">
              <text:p text:style-name="P1">Name</text:p>
            </table:table-cell>
            <table:table-cell table:style-name="Attendance.A1" office:value-type="string">
              <text:p text:style-name="P2">ULID</text:p>
            </table:table-cell>
            <table:table-cell table:style-name="Attendance.C1" office:value-type="string">
              <text:p text:style-name="P1">Signature</text:p>
            </table:table-cell>
          </table:table-row>
        </table:table-header-rows>
        <table:table-row>
          <table:table-cell table:style-name="Attendance.A2" office:value-type="string">
            <text:p text:style-name="P3">Evan Ashy</text:p>
          </table:table-cell>
          <table:table-cell table:style-name="Attendance.A2" office:value-type="string">
            <text:p text:style-name="P5">c002653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aleb Bengston</text:p>
          </table:table-cell>
          <table:table-cell table:style-name="Attendance.A2" office:value-type="string">
            <text:p text:style-name="P5">c0002954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Benoit</text:p>
          </table:table-cell>
          <table:table-cell table:style-name="Attendance.A2" office:value-type="string">
            <text:p text:style-name="P5">c000164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Jonathan Benoit</text:p>
          </table:table-cell>
          <table:table-cell table:style-name="Attendance.A2" office:value-type="string">
            <text:p text:style-name="P5">c0024101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Rhett Berken</text:p>
          </table:table-cell>
          <table:table-cell table:style-name="Attendance.A2" office:value-type="string">
            <text:p text:style-name="P5">c00127926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very Bostick</text:p>
          </table:table-cell>
          <table:table-cell table:style-name="Attendance.A2" office:value-type="string">
            <text:p text:style-name="P5">c0000728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Bo<text:span text:style-name="T2">u</text:span>rgeois</text:p>
          </table:table-cell>
          <table:table-cell table:style-name="Attendance.A2" office:value-type="string">
            <text:p text:style-name="P5">c0022225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oadiey Br<text:span text:style-name="T1">y</text:span>an</text:p>
          </table:table-cell>
          <table:table-cell table:style-name="Attendance.A2" office:value-type="string">
            <text:p text:style-name="P5">c0003940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aron Carter</text:p>
          </table:table-cell>
          <table:table-cell table:style-name="Attendance.A2" office:value-type="string">
            <text:p text:style-name="P5">c0001287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Samantha Castille</text:p>
          </table:table-cell>
          <table:table-cell table:style-name="Attendance.A2" office:value-type="string">
            <text:p text:style-name="P5">c0013422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Cheramie</text:p>
          </table:table-cell>
          <table:table-cell table:style-name="Attendance.A2" office:value-type="string">
            <text:p text:style-name="P5">c000149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Leah Domas</text:p>
          </table:table-cell>
          <table:table-cell table:style-name="Attendance.A2" office:value-type="string">
            <text:p text:style-name="P5">c002271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ilbert Dozier</text:p>
          </table:table-cell>
          <table:table-cell table:style-name="Attendance.A2" office:value-type="string">
            <text:p text:style-name="P5">c00179918<text:tab/>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Zharia Eloby</text:p>
          </table:table-cell>
          <table:table-cell table:style-name="Attendance.A2" office:value-type="string">
            <text:p text:style-name="P5">c0027652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Fletcher</text:p>
          </table:table-cell>
          <table:table-cell table:style-name="Attendance.A2" office:value-type="string">
            <text:p text:style-name="P5">c002016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regory Grappe</text:p>
          </table:table-cell>
          <table:table-cell table:style-name="Attendance.A2" office:value-type="string">
            <text:p text:style-name="P5">c0005648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Wesley Johnson</text:p>
          </table:table-cell>
          <table:table-cell table:style-name="Attendance.A2" office:value-type="string">
            <text:p text:style-name="P5">c0015769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Judge</text:p>
          </table:table-cell>
          <table:table-cell table:style-name="Attendance.A2" office:value-type="string">
            <text:p text:style-name="P5">c0011851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Ashley Laborde</text:p>
          </table:table-cell>
          <table:table-cell table:style-name="Attendance.A2" office:value-type="string">
            <text:p text:style-name="P5">c001618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nsen Ledet</text:p>
          </table:table-cell>
          <table:table-cell table:style-name="Attendance.A2" office:value-type="string">
            <text:p text:style-name="P5">c000772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cob Mata</text:p>
          </table:table-cell>
          <table:table-cell table:style-name="Attendance.A2" office:value-type="string">
            <text:p text:style-name="P5">c0006629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oshua Mire</text:p>
          </table:table-cell>
          <table:table-cell table:style-name="Attendance.A2" office:value-type="string">
            <text:p text:style-name="P5">c00077624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Noah Morley</text:p>
          </table:table-cell>
          <table:table-cell table:style-name="Attendance.A2" office:value-type="string">
            <text:p text:style-name="P5">c0029031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Gabriel Mouton</text:p>
          </table:table-cell>
          <table:table-cell table:style-name="Attendance.A2" office:value-type="string">
            <text:p text:style-name="P5">c001804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Hunter Ordeneaux</text:p>
          </table:table-cell>
          <table:table-cell table:style-name="Attendance.A2" office:value-type="string">
            <text:p text:style-name="P5">c0006195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Rivera</text:p>
          </table:table-cell>
          <table:table-cell table:style-name="Attendance.A2" office:value-type="string">
            <text:p text:style-name="P5">c002206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ogan Robichaux</text:p>
          </table:table-cell>
          <table:table-cell table:style-name="Attendance.A2" office:value-type="string">
            <text:p text:style-name="P5">c001996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Dustin Soileau</text:p>
          </table:table-cell>
          <table:table-cell table:style-name="Attendance.A2" office:value-type="string">
            <text:p text:style-name="P5">c002224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ke Sonnier</text:p>
          </table:table-cell>
          <table:table-cell table:style-name="Attendance.A2" office:value-type="string">
            <text:p text:style-name="P5">c002998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Stunkard</text:p>
          </table:table-cell>
          <table:table-cell table:style-name="Attendance.A2" office:value-type="string">
            <text:p text:style-name="P5">c00105412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uke Thibodeaux</text:p>
          </table:table-cell>
          <table:table-cell table:style-name="Attendance.A2" office:value-type="string">
            <text:p text:style-name="P5">c0009663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William Vincent</text:p>
          </table:table-cell>
          <table:table-cell table:style-name="Attendance.A2" office:value-type="string">
            <text:p text:style-name="P5">c00240013</text:p>
          </table:table-cell>
          <table:table-cell table:style-name="Attendanc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09:43.149877404</meta:creation-date>
    <dc:date>2019-10-02T12:52:55.550451954</dc:date>
    <meta:editing-duration>P2DT4H49M11S</meta:editing-duration>
    <meta:editing-cycles>4</meta:editing-cycles>
    <meta:generator>LibreOffice/5.1.6.2$Linux_X86_64 LibreOffice_project/10m0$Build-2</meta:generator>
    <meta:print-date>2019-10-02T11:43:48.771953063</meta:print-date>
    <meta:document-statistic meta:table-count="1" meta:image-count="0" meta:object-count="0" meta:page-count="1" meta:paragraph-count="67" meta:word-count="99" meta:character-count="737" meta:non-whitespace-character-count="704"/>
  </office:meta>
</office:document-meta>
</file>